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58f89" officeooo:paragraph-rsid="00158f89" style:font-size-asian="54pt" style:font-size-complex="54pt"/>
    </style:style>
    <style:style style:name="P2" style:family="paragraph" style:parent-style-name="Standard">
      <style:text-properties fo:font-size="40pt" officeooo:rsid="00158f89" officeooo:paragraph-rsid="00158f89" style:font-size-asian="40pt" style:font-size-complex="40pt"/>
    </style:style>
    <style:style style:name="P3" style:family="paragraph" style:parent-style-name="Standard">
      <style:text-properties fo:font-size="26pt" officeooo:rsid="00158f89" officeooo:paragraph-rsid="00158f89" style:font-size-asian="26pt" style:font-size-complex="26pt"/>
    </style:style>
    <style:style style:name="P4" style:family="paragraph" style:parent-style-name="Text_20_body">
      <style:text-properties fo:font-size="12pt" officeooo:rsid="004e75c9" officeooo:paragraph-rsid="00158f89" style:font-size-asian="10.5pt" style:font-size-complex="12pt"/>
    </style:style>
    <style:style style:name="P5" style:family="paragraph" style:parent-style-name="Text_20_body">
      <style:text-properties officeooo:paragraph-rsid="00158f89"/>
    </style:style>
    <style:style style:name="T1" style:family="text">
      <style:text-properties officeooo:rsid="004f0358"/>
    </style:style>
    <style:style style:name="T2" style:family="text">
      <style:text-properties officeooo:rsid="004e8a0c"/>
    </style:style>
    <style:style style:name="T3" style:family="text">
      <style:text-properties fo:font-size="12pt" officeooo:rsid="004e75c9" style:font-size-asian="10.5pt" style:font-size-complex="12pt"/>
    </style:style>
    <style:style style:name="T4" style:family="text">
      <style:text-properties fo:font-size="12pt" officeooo:rsid="004e8a0c" style:font-size-asian="10.5pt" style:font-size-complex="12pt"/>
    </style:style>
    <style:style style:name="T5" style:family="text">
      <style:text-properties fo:font-size="12pt" officeooo:rsid="004f0358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4 Tema 1</text:p>
      <text:p text:style-name="P2"><text:s text:c="2"/>Mario Badallo Jimenez</text:p>
      <text:p text:style-name="P2"/>
      <text:p text:style-name="P3">Indice</text:p>
      <text:p text:style-name="P4"/>
      <text:p text:style-name="P4">Procesador:</text:p>
      <text:p text:style-name="P4"><text:tab/>Nombre comercial: <text:span text:style-name="T2">Intel Core i5 4590</text:span></text:p>
      <text:p text:style-name="P4"><text:tab/>número de núcleos: <text:span text:style-name="T2">4</text:span></text:p>
      <text:p text:style-name="P4"><text:tab/>frecuencias: <text:span text:style-name="T2">3.30GHz</text:span></text:p>
      <text:p text:style-name="P4"><text:tab/>Tecnología de integración: <text:span text:style-name="T2">Socket 1150 LGA</text:span></text:p>
      <text:p text:style-name="P4"><text:tab/>Voltaje: <text:span text:style-name="T2">0.761 V</text:span></text:p>
      <text:p text:style-name="P4"><text:tab/>Conjunto de instrucciones: <text:span text:style-name="T2">MMX, SSE, SEE2, SEE3, SSSE3, SEE4.1, SSE.4.2, EM64T, VT-x,AES, AVX, AVX2, FMA3</text:span></text:p>
      <text:p text:style-name="P5"><text:span text:style-name="T3"><text:tab/>Cachés:</text:span><text:span text:style-name="T4">4 X 12 Kbytes 8-way,4 X 12 Kbytes 8-way,4 X 12 Hbytes 8-way, </text:span><text:span text:style-name="T5">6MB</text:span><text:span text:style-name="T4">ytes 12-way</text:span></text:p>
      <text:p text:style-name="P4"><text:tab/>Número de hilos: <text:span text:style-name="T1">4 </text:span></text:p>
      <text:p text:style-name="P4">Placa base y chipset:</text:p>
      <text:p text:style-name="P4"><text:tab/>fabricante y modelo de la placa: <text:span text:style-name="T1">MSI H81M PRO-VD</text:span></text:p>
      <text:p text:style-name="P4"><text:tab/>chipset: <text:span text:style-name="T1">Intel Haswell</text:span></text:p>
      <text:p text:style-name="P4"><text:tab/>fabricante y modelo Bios: <text:span text:style-name="T1">American Megatrends Inc. V25.1</text:span></text:p>
      <text:p text:style-name="P4">Memoria:</text:p>
      <text:p text:style-name="P4"><text:tab/>tipos: <text:span text:style-name="T1">DDR3</text:span></text:p>
      <text:p text:style-name="P4"><text:tab/>Tamaños: <text:span text:style-name="T1">8GB</text:span></text:p>
      <text:p text:style-name="P4"><text:tab/>latencias: <text:span text:style-name="T1">9.</text:span></text:p>
      <text:p text:style-name="P4">Información:</text:p>
      <text:p text:style-name="P4"><text:tab/>frecuencias:<text:span text:style-name="T1">457MHz</text:span></text:p>
      <text:p text:style-name="P4"><text:tab/>voltajes: <text:span text:style-name="T1">1.5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1:01:58.709000000</meta:creation-date>
    <dc:date>2020-10-23T11:04:27.415000000</dc:date>
    <meta:editing-duration>PT2M28S</meta:editing-duration>
    <meta:editing-cycles>1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3" meta:word-count="99" meta:character-count="650" meta:non-whitespace-character-count="555"/>
  </office:meta>
</office:document-meta>
</file>